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language="en" fo:country="US"/>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justify"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in" fo:margin-right="0in" fo:text-align="center" style:justify-single-word="false" fo:text-indent="0in" style:auto-text-indent="false"/>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in" fo:margin-right="0in" fo:text-indent="0in"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fo:margin-top="0in" fo:margin-bottom="0.0835in" loext:contextual-spacing="false"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Text_20_body" style:list-style-name="L1">
      <style:paragraph-properties fo:text-align="justify" style:justify-single-word="false"/>
      <style:text-properties fo:language="ru" fo:country="RU"/>
    </style:style>
    <style:style style:name="P147" style:family="paragraph" style:parent-style-name="Text_20_body" style:list-style-name="L2">
      <style:paragraph-properties fo:text-align="justify" style:justify-single-word="false"/>
      <style:text-properties fo:language="ru" fo:country="RU"/>
    </style:style>
    <style:style style:name="P14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9" style:family="paragraph" style:parent-style-name="Text_20_body" style:list-style-name="L3">
      <style:text-properties fo:language="ru" fo:country="RU"/>
    </style:style>
    <style:style style:name="P150" style:family="paragraph" style:parent-style-name="Text_20_body" style:list-style-name="L3">
      <style:text-properties fo:language="ru" fo:country="RU" fo:background-color="#ffff00"/>
    </style:style>
    <style:style style:name="P15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bd76"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090b4" style:font-style-asian="normal" style:font-style-complex="normal"/>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officeooo:rsid="001ac1b3"/>
    </style:style>
    <style:style style:name="T93" style:family="text">
      <style:text-properties officeooo:rsid="002090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Глава (вставки) с Луной: <text:span text:style-name="T11">-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text:soft-page-break/></text:p>
      <text:h text:style-name="Heading_20_2" text:outline-level="2">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text:p>
      <text:p text:style-name="P126">I Dream Of Luna</text:p>
      <text:p text:style-name="P125">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soft-page-break/><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
      <text:h text:style-name="Heading_20_2" text:outline-level="2">Идеи</text:h>
      <text:list xml:id="list611569631306442873" text:style-name="L1">
        <text:list-item>
          <text:p text:style-name="P146">Книги:</text:p>
        </text:list-item>
      </text:list>
      <text:list xml:id="list3177928863821107484" text:style-name="L2">
        <text:list-item>
          <text:p text:style-name="P147">«Великие грифоны прошлого» - из канона (5<text:span text:style-name="T11">s8e)</text:span></text:p>
        </text:list-item>
        <text:list-item>
          <text:p text:style-name="P147">«Высшие заклинания в повседневном использовании: от песчинки до дворца»</text:p>
        </text:list-item>
        <text:list-item>
          <text:p text:style-name="P148">«Малоизвестные аспекты магии трансформаций»</text:p>
        </text:list-item>
        <text:list-item>
          <text:p text:style-name="P1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7">Дасти Вейфарер «Зебрианская культура, быт и фольклор»</text:p>
        </text:list-item>
        <text:list-item>
          <text:p text:style-name="P147">«Краткая история Эквестрии»</text:p>
        </text:list-item>
        <text:list-item>
          <text:p text:style-name="P147">«Шедевры архитектуры Эквестрии» с разделом о Кантерлотском Королевском Дворце</text:p>
        </text:list-item>
        <text:list-item>
          <text:p text:style-name="P147">«Великие дела и великие чары». Страница 893: …</text:p>
        </text:list-item>
        <text:list-item>
          <text:p text:style-name="P147">«<text:span text:style-name="T68">Природа Проклятий</text:span>» - обмен</text:p>
        </text:list-item>
        <text:list-item>
          <text:p text:style-name="P147"><text:span text:style-name="T68">«Магия для Чайников»</text:span> - обмен</text:p>
        </text:list-item>
        <text:list-item>
          <text:p text:style-name="P147"><text:span text:style-name="T68">«Энциклопедия Арканум»</text:span> - обмен</text:p>
        </text:list-item>
        <text:list-item>
          <text:p text:style-name="P147">«О Гейсах» - обмен</text:p>
        </text:list-item>
        <text:list-item>
          <text:p text:style-name="P147">«<text:span text:style-name="T68">Тайны Тайных Наук</text:span>» - обмен</text:p>
        </text:list-item>
        <text:list-item>
          <text:p text:style-name="P148">«Основы Заклятий» - обмен</text:p>
        </text:list-item>
        <text:list-item>
          <text:p text:style-name="P14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76778919104435799" text:style-name="L3">
        <text:list-item>
          <text:p text:style-name="P14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0">Селестия — переменчивая пони. В одно время не строгая, а в другое может быть такой, что страшно становится</text:p>
        </text:list-item>
        <text:list-item>
          <text:p text:style-name="P149"><text:soft-page-break/>У Селестии были такие элементы гармонии: Магия, Доброта, Смех. У Луны — Верность, Честность, Щедрость. (ксенофазия)</text:p>
        </text:list-item>
        <text:list-item>
          <text:p text:style-name="P14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9">Около 820-ти лет назад будущий маг Лайтнинг Стар поступил на обучение к наставнику Тииспоту</text:p>
        </text:list-item>
        <text:list-item>
          <text:p text:style-name="P14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9">У Селестии грива и хвост развеваются и переливаются от магического шампуня</text:p>
        </text:list-item>
        <text:list-item>
          <text:p text:style-name="P149">Тело Селестии очень крепкое — может выдержать несколько тонн земли</text:p>
        </text:list-item>
        <text:list-item>
          <text:p text:style-name="P149">Дискорд намного старше принцесс, его магия сильнее ихней на голову</text:p>
        </text:list-item>
        <text:list-item>
          <text:p text:style-name="P149">Луна младше Селестии на 3 года. Сёстрам около 5000 лет. <text:span text:style-name="T68">По другим данным, Селестии около 2500 лет (Обмен).</text:span></text:p>
        </text:list-item>
        <text:list-item>
          <text:p text:style-name="P149">Принцессы начали войну с Дискордом в возрасте, когда им было около 700 лет — и продолжалась война почти сто лет</text:p>
        </text:list-item>
        <text:list-item>
          <text:p text:style-name="P149">Самый главный враг сестёр и Дискорда — скука</text:p>
        </text:list-item>
        <text:list-item>
          <text:p text:style-name="P149">В Эквестрии на одного жеребца приходится четыре - пять кобыл</text:p>
        </text:list-item>
        <text:list-item>
          <text:p text:style-name="P14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9">Селестия в первые полторы тысячи лет путешествовала — и заварила несколько войн (две — с Эквестрией, в одной была против Луны)</text:p>
        </text:list-item>
        <text:list-item>
          <text:p text:style-name="P149">Настоящий цвет гривы Селестии — клубнично-розовая. Радужный цвет гривы и хвоста поддерживается магией</text:p>
        </text:list-item>
        <text:list-item>
          <text:p text:style-name="P149">Кроме Дискорда, старше сестёр ещё старейшина драконов</text:p>
        </text:list-item>
        <text:list-item>
          <text:p text:style-name="P149">Кэйденс не прожила и 60-ти лет и является низкорожденной</text:p>
        </text:list-item>
        <text:list-item>
          <text:p text:style-name="P14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9">Народ тихо фигел от нововведений и с ещё большим ожесточением продолжал делать по-своему</text:p>
        </text:list-item>
        <text:list-item>
          <text:p text:style-name="P14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9">Когда пони женятся, они обмениваются ножными браслетами</text:p>
        </text:list-item>
        <text:list-item>
          <text:p text:style-name="P149">Светилами, кроме сестёр, могут управлять единороги (группы), Дискорд, Твайлайт и Старсвирл</text:p>
        </text:list-item>
        <text:list-item>
          <text:p text:style-name="P149">Королева Кризалис — правительница Зелёной Долины</text:p>
        </text:list-item>
        <text:list-item>
          <text:p text:style-name="P149"><text:soft-page-break/>Мать Луны и Селестии — аликорн Лорен. Мать Дискорда — Алиса (пони-человек)</text:p>
        </text:list-item>
        <text:list-item>
          <text:p text:style-name="P149">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5"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oft-page-break/><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0">Дайсон.</text:span></text:p>
      <text:p text:style-name="P77"><text:span text:style-name="T8">– </text:span><text:span text:style-name="T70">Сколько тебе лет?</text:span></text:p>
      <text:p text:style-name="P77"><text:span text:style-name="T8">– </text:span><text:span text:style-name="T70">Два года с начала запуска кластера.</text:span></text:p>
      <text:p text:style-name="P77"><text:span text:style-name="T8">– </text:span><text:span text:style-name="T70">Какой сейчас год?</text:span></text:p>
      <text:p text:style-name="P77"><text:span text:style-name="T8">– </text:span><text:span text:style-name="T22">20</text:span><text:span text:style-name="T21">18</text:span><text:span text:style-name="T70">-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text:soft-page-break/>«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70">,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0"><text:soft-page-break/>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5">***</text:p>
      <text:p text:style-name="P13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oft-page-break/><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6">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text:soft-page-break/>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5693306002967350831" text:style-name="L4">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text:soft-page-break/>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5">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text:soft-page-break/>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text:soft-page-break/>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4.5 Нерадивый ученик</text:h>
      <text:p text:style-name="P43"/>
      <text:p text:style-name="P34"><text:span text:style-name="T13">&lt;</text:span><text:span text:style-name="T64">Эпизод в Кантерлоте, где Луна составляет невысокое мнение об умственных способностях Макса</text:span><text:span text:style-name="T13">&gt;</text:span></text:p>
      <text:p text:style-name="P36">&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1">&gt;</text:span></text:p>
      <text:p text:style-name="P3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7">&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37">&lt;<text:span text:style-name="T1">Сел показывает и даёт прочувствовать Максу корректировку орбиты Эквуса («подъём» Солнца)</text:span>&gt;</text:p>
      <text:p text:style-name="P3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7">&lt;Сел пытается научить Макса телепортации, и он телепортирует Агамемнона в пещеру под Кантерлотом (и учит ругательствам – в т.ч. “заебали”)&gt;</text:p>
      <text:p text:style-name="P36"/>
      <text:p text:style-name="P43"><text:span text:style-name="T1">– Это очень просто, уверяю тебя. Даже совсем маленькие жеребята единорогов способны на столь простую магию. Сконцентрируйся…</text:span></text:p>
      <text:p text:style-name="P43"><text:span text:style-name="T1">– Ыыых… !!!</text:span></text:p>
      <text:p text:style-name="P43"><text:span text:style-name="T1">Я покраснел от натуги, но этот блядский листочек даже не шелохнулся!</text:span></text:p>
      <text:p text:style-name="P43"><text:span text:style-name="T1">– Давай попробуем ещё раз. Сосредоточься на задаче. Высвободи свою силу. Ты можешь это, я вижу в тебе большой потенциал!</text:span></text:p>
      <text:p text:style-name="P53"/>
      <text:p text:style-name="P53">Куда уж больше! Эти медицинские каракули мне теперь месяц сниться будут!</text:p>
      <text:p text:style-name="P43"><text:span text:style-name="T1">– Фффу-у-у! – листок закружился в воздухе от моего сердитого дуновения.</text:span></text:p>
      <text:p text:style-name="P43"><text:span text:style-name="T1">Я отвернулся. Если она хочет выставить меня на посмешище, ей и напрягаться не нужно!</text:span></text:p>
      <text:p text:style-name="P53"/>
      <text:p text:style-name="P43"><text:soft-page-break/><text:span text:style-name="T1">– Анон…</text:span></text:p>
      <text:p text:style-name="P43"><text:span text:style-name="T1">С лёгким вздохом аликорница положила голову мне на плечо.</text:span></text:p>
      <text:p text:style-name="P43"><text:span text:style-name="T1">– Не сердись. Это моя вина. Я пытаюсь вести тебя ускоренным курсом.</text:span></text:p>
      <text:p text:style-name="P53">Я скосил на неё взгляд. Аликорница прикрыла глаза, наслаждаясь покоем. Солнечный луч зажёг золотистые искорки на её ресницах.</text:p>
      <text:p text:style-name="P43"><text:span text:style-name="T1">– Не понимаю, куда ты так гонишь? Мы вполне можем заняться этим через пару недель, когда ты окрепнешь.</text:span></text:p>
      <text:p text:style-name="P43"><text:span text:style-name="T1">Селестия открыла глаза и нехотя оторвала голову от моего плеча.</text:span></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153">– <text:span text:style-name="T92">Это очень необычный и, надо сказать, непривычный для меня способ. – наконец, выговорила аликорница. – До сих пор мне я пользовалась им всего лишь раз.</text:span></text:p>
      <text:p text:style-name="P154">– <text:span text:style-name="T93">То есть, ты хочешь сказать, что не вполне умеешь им пользоваться? – помог я аликорнице. – Не волнуйся, я смеяться над тобой не буду.</text:span></text:p>
      <text:p text:style-name="P154">– <text:span text:style-name="T93">Нет, в своих способностях я уверена. – отрицательно покачала головой Селестия. – Этот способ предполагает большую степень доверия между партнёрами, его практикующими.</text:span></text:p>
      <text:p text:style-name="P53"/>
      <text:p text:style-name="P43"><text:span text:style-name="T1">Аликорница взглянула на луну, начинающую свой ежесуточный обход ночного неба.</text:span></text:p>
      <text:p text:style-name="P43"><text:span text:style-name="T1">– Сейчас я тебе покажу, что нет принципиальной разницы при левитации больших и малых предметов. Важна лишь способность к концентрации.</text:span></text:p>
      <text:p text:style-name="P53"><text:s/></text:p>
      <text:p text:style-name="P36"><text:span text:style-name="T1">&lt;в конце главы окажется, что Сел вела урок магии с больничной койки, перенапрягаясь в магии&gt;</text:span></text:p>
      <text:p text:style-name="P36"><text:span text:style-name="T1">&lt;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После пробежки он учится телепортации (телепортирует Агамемнона)&gt;</text:span></text:p>
      <text:p text:style-name="P43"/>
      <text:h text:style-name="P156" text:outline-level="2"><text:span text:style-name="T11">5. </text:span>Индиго</text:h>
      <text:p text:style-name="P43"/>
      <text:p text:style-name="P43">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text:soft-page-break/>–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text:soft-page-break/>–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6">Селестия достаёт из потайной щели свиток с мыслями Селестии</text:span><text:span text:style-name="T25">`<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text:soft-page-break/>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soft-page-break/></text:p>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5" text:outline-level="2">6. Стыд</text:h>
      <text:p text:style-name="P53">&lt;<text:span text:style-name="T89">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text:soft-page-break/>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text:soft-page-break/>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text:soft-page-break/>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text:soft-page-break/>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text:soft-page-break/>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text:soft-page-break/>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text:soft-page-break/>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oft-page-break/><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text:soft-page-break/>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text:soft-page-break/>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text:soft-page-break/>–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1">прекрасные создания, порядки тут з</text:span>амечательные<text:span text:style-name="T11">! Чисто, культурно, вежливо. Дворецкий </text:span><text:span text:style-name="T14">—</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7">Mark Knopfler - </text:span><text:span text:style-name="T66">Hill Farmer's Blues</text:span><text:span text:style-name="T45">&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6">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9">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6">— </text:span><text:span text:style-name="T70">эт правда?</text:span></text:p>
      <text:p text:style-name="P53"><text:span text:style-name="T16">– </text:span><text:span text:style-name="T70">Какая из? Их много, вообще-то. Ик!</text:span></text:p>
      <text:p text:style-name="P53"><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3"><text:span text:style-name="T16">– </text:span><text:span text:style-name="T70">Пока не умру?</text:span></text:p>
      <text:p text:style-name="P53"><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6">&lt;<text:span text:style-name="T74">David Bowie - Lets Dance/ Ashes To Ashes</text:span></text:p>
      <text:p text:style-name="P46"><text:span text:style-name="T74">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pan text:style-name="T75">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5">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pan text:style-name="T75">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6">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6">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6">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2"/>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8"><text:span text:style-name="T11">– </text:span>Бедный котик. <text:span text:style-name="T11">– </text:span>прошептала Флаттершай.</text:p>
      <text:p text:style-name="P58">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oft-page-break/><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5">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7"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oft-page-break/><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2">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text:soft-page-break/>–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5">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9" text:outline-level="3">Воскресение</text:h>
      <text:p text:style-name="P53">&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text:soft-page-break/></text:p>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8">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59" text:outline-level="3">Вторник</text:h>
      <text:p text:style-name="P3">&lt;<text:span text:style-name="T66">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1">–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5"><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text:soft-page-break/>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5"/>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4">– Привет, Сел.</text:p>
      <text:p text:style-name="P143">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4"/>
      <text:h text:style-name="P155" text:outline-level="2">24. Отбытие</text:h>
      <text:p text:style-name="P118">&lt;Mission Impossible theme ?&gt;</text:p>
      <text:p text:style-name="P102"><text:span text:style-name="T11">–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text:soft-page-break/>–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text:soft-page-break/>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text:soft-page-break/></text:p>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61">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text:soft-page-break/></text:p>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Т</text:span>ы что за хрен вообще? <text:span text:style-name="T11">– 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text:soft-page-break/>–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6"/>
      <text:p text:style-name="P3"><text:soft-page-break/><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oft-page-break/><text:span text:style-name="T50">Проводник — тот, кто сможет исправить основные дефекты Эквуса и вывести его из клинической смерти.</text:span></text:p>
      <text:p text:style-name="P102"><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1">.</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09"><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10">Я подозрительно посмотрел на Анакорна.</text:p>
      <text:p text:style-name="P109"><text:span text:style-name="T18">– </text:span><text:span text:style-name="T54">Какой ещё, нафиг, «мой фанфик»? Я никакого фанфика не писал. И не собираюсь.</text:span></text:p>
      <text:p text:style-name="P110"><text:soft-page-break/>Анакорн ехидно ухмыльнулся и сделал мне «глазки».</text:p>
      <text:p text:style-name="P109"><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Никогда не писал ничего сложнее технической документации к программам.</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64">—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39">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text:soft-page-break/>–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text:soft-page-break/>–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03">***</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soft-page-break/>***</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7">–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60">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text:soft-page-break/></text:p>
      <text:p text:style-name="P1"><text:span text:style-name="T37">&lt;</text:span><text:span text:style-name="T27">И вообще, обзаведусь в конце-концов рогом и наставлю Селестиии рогов!»</text:span><text:span text:style-name="T37">&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05T17:48:05.179093508</dc:date>
    <meta:editing-duration>P123DT20H19M19S</meta:editing-duration>
    <meta:editing-cycles>7511</meta:editing-cycles>
    <meta:generator>LibreOffice/5.1.6.2$Linux_X86_64 LibreOffice_project/10m0$Build-2</meta:generator>
    <meta:document-statistic meta:table-count="0" meta:image-count="0" meta:object-count="0" meta:page-count="190" meta:paragraph-count="4082" meta:word-count="83622" meta:character-count="554824" meta:non-whitespace-character-count="471308"/>
  </office:meta>
</office:document-meta>
</file>